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co2" style:family="table-column">
      <style:table-column-properties fo:break-before="auto" style:column-width="3.35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3.99mm"/>
    </style:style>
    <style:style style:name="co5" style:family="table-column">
      <style:table-column-properties fo:break-before="auto" style:column-width="3.18mm"/>
    </style:style>
    <style:style style:name="ro1" style:family="table-row">
      <style:table-row-properties style:row-height="8.27mm" fo:break-before="auto" style:use-optimal-row-height="false"/>
    </style:style>
    <style:style style:name="ro2" style:family="table-row">
      <style:table-row-properties style:row-height="5.27mm" fo:break-before="auto" style:use-optimal-row-height="false"/>
    </style:style>
    <style:style style:name="ro3" style:family="table-row">
      <style:table-row-properties style:row-height="16.39mm" fo:break-before="auto" style:use-optimal-row-height="false"/>
    </style:style>
    <style:style style:name="ro4" style:family="table-row">
      <style:table-row-properties style:row-height="4.5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bd0d2" style:font-name="ＭＳ Ｐ明朝" fo:font-size="7pt" style:font-size-asian="7pt" style:font-size-complex="7pt"/>
    </style:style>
    <style:style style:name="ce10" style:family="table-cell" style:parent-style-name="Default">
      <style:table-cell-properties fo:border-bottom="0.26pt solid #00a6a8" fo:border-left="0.26pt solid #00a6a8" fo:border-right="0.51pt solid #00a6a8" fo:border-top="0.26pt solid #00a6a8"/>
    </style:style>
    <style:style style:name="ce11" style:family="table-cell" style:parent-style-name="Default">
      <style:table-cell-properties fo:border-bottom="0.51pt solid #00a6a8" fo:border-left="0.26pt solid #00a6a8" fo:border-right="0.51pt solid #00a6a8" fo:border-top="0.26pt solid #00a6a8"/>
    </style:style>
    <style:style style:name="ce2" style:family="table-cell" style:parent-style-name="Default">
      <style:table-cell-properties fo:border-bottom="0.26pt solid #00a6a8" fo:border-left="0.51pt solid #00a6a8" fo:border-right="0.26pt solid #00a6a8" fo:border-top="0.51pt solid #00a6a8"/>
    </style:style>
    <style:style style:name="ce3" style:family="table-cell" style:parent-style-name="Default">
      <style:table-cell-properties fo:border-bottom="0.26pt solid #00a6a8" fo:border-left="0.51pt solid #00a6a8" fo:border-right="0.26pt solid #00a6a8" fo:border-top="0.26pt solid #00a6a8"/>
    </style:style>
    <style:style style:name="ce4" style:family="table-cell" style:parent-style-name="Default">
      <style:table-cell-properties fo:border-bottom="0.51pt solid #00a6a8" fo:border-left="0.51pt solid #00a6a8" fo:border-right="0.26pt solid #00a6a8" fo:border-top="0.26pt solid #00a6a8"/>
    </style:style>
    <style:style style:name="ce5" style:family="table-cell" style:parent-style-name="Default">
      <style:table-cell-properties fo:border-bottom="0.26pt solid #00a6a8" fo:border-left="0.26pt solid #00a6a8" fo:border-right="0.26pt solid #00a6a8" fo:border-top="0.51pt solid #00a6a8"/>
    </style:style>
    <style:style style:name="ce6" style:family="table-cell" style:parent-style-name="Default">
      <style:table-cell-properties fo:border="0.26pt solid #00a6a8"/>
    </style:style>
    <style:style style:name="ce7" style:family="table-cell" style:parent-style-name="Default">
      <style:table-cell-properties fo:border-bottom="0.51pt solid #00a6a8" fo:border-left="0.26pt solid #00a6a8" fo:border-right="0.26pt solid #00a6a8" fo:border-top="0.26pt solid #00a6a8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a6a8" fo:font-size="12pt" style:font-name-asian="ＭＳ Ｐ明朝" style:font-size-asian="12pt" style:font-size-complex="12pt"/>
    </style:style>
    <style:style style:name="ce9" style:family="table-cell" style:parent-style-name="Default">
      <style:table-cell-properties fo:border-bottom="0.26pt solid #00a6a8" fo:border-left="0.26pt solid #00a6a8" fo:border-right="0.51pt solid #00a6a8" fo:border-top="0.51pt solid #00a6a8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2bd0d2" style:font-name="ＭＳ Ｐ明朝" fo:font-size="7pt" style:font-size-asian="7pt" style:font-size-complex="7pt"/>
    </style:style>
    <style:style style:name="ce24" style:family="table-cell" style:parent-style-name="Default">
      <style:table-cell-properties fo:border-bottom="0.26pt solid #00a6a8" fo:border-left="0.51pt solid #00a6a8" fo:border-right="0.26pt solid #00a6a8" fo:border-top="0.51pt solid #00a6a8"/>
    </style:style>
    <style:style style:name="ce25" style:family="table-cell" style:parent-style-name="Default">
      <style:table-cell-properties fo:border-bottom="0.26pt solid #00a6a8" fo:border-left="0.51pt solid #00a6a8" fo:border-right="0.26pt solid #00a6a8" fo:border-top="0.26pt solid #00a6a8"/>
    </style:style>
    <style:style style:name="ce26" style:family="table-cell" style:parent-style-name="Default">
      <style:table-cell-properties fo:border-bottom="0.51pt solid #00a6a8" fo:border-left="0.51pt solid #00a6a8" fo:border-right="0.26pt solid #00a6a8" fo:border-top="0.26pt solid #00a6a8"/>
    </style:style>
    <style:style style:name="ce27" style:family="table-cell" style:parent-style-name="Default">
      <style:table-cell-properties fo:border-bottom="0.26pt solid #00a6a8" fo:border-left="0.26pt solid #00a6a8" fo:border-right="0.26pt solid #00a6a8" fo:border-top="0.51pt solid #00a6a8"/>
    </style:style>
    <style:style style:name="ce28" style:family="table-cell" style:parent-style-name="Default">
      <style:table-cell-properties fo:border="0.26pt solid #00a6a8"/>
    </style:style>
    <style:style style:name="ce29" style:family="table-cell" style:parent-style-name="Default">
      <style:table-cell-properties fo:border-bottom="0.51pt solid #00a6a8" fo:border-left="0.26pt solid #00a6a8" fo:border-right="0.26pt solid #00a6a8" fo:border-top="0.26pt solid #00a6a8"/>
    </style:style>
    <style:style style:name="ce30" style:family="table-cell" style:parent-style-name="Default">
      <style:table-cell-properties style:text-align-source="fix" style:repeat-content="false"/>
      <style:paragraph-properties fo:text-align="end"/>
      <style:text-properties fo:color="#00a6a8" fo:font-size="12pt" style:font-name-asian="ＭＳ Ｐ明朝" style:font-size-asian="12pt" style:font-size-complex="12pt"/>
    </style:style>
    <style:style style:name="ce31" style:family="table-cell" style:parent-style-name="Default">
      <style:table-cell-properties fo:border-bottom="0.26pt solid #00a6a8" fo:border-left="0.26pt solid #00a6a8" fo:border-right="0.51pt solid #00a6a8" fo:border-top="0.51pt solid #00a6a8"/>
    </style:style>
    <style:style style:name="ce32" style:family="table-cell" style:parent-style-name="Default">
      <style:table-cell-properties fo:border-bottom="0.26pt solid #00a6a8" fo:border-left="0.26pt solid #00a6a8" fo:border-right="0.51pt solid #00a6a8" fo:border-top="0.26pt solid #00a6a8"/>
    </style:style>
    <style:style style:name="ce33" style:family="table-cell" style:parent-style-name="Default">
      <style:table-cell-properties fo:border-bottom="0.51pt solid #00a6a8" fo:border-left="0.26pt solid #00a6a8" fo:border-right="0.51pt solid #00a6a8" fo:border-top="0.26pt solid #00a6a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1003" table:default-cell-style-name="Default"/>
        <table:table-row table:style-name="ro1">
          <table:table-cell table:number-columns-repeated="17"/>
          <table:table-cell table:style-name="ce8"/>
          <table:table-cell table:number-columns-repeated="1006"/>
        </table:table-row>
        <table:table-row table:style-name="ro2">
          <table:table-cell table:number-columns-repeated="17"/>
          <table:table-cell table:style-name="ce8" office:value-type="string" calcext:value-type="string">
            <text:p>月　　　　　日　　　　曜日</text:p>
          </table:table-cell>
          <table:table-cell table:number-columns-repeated="1006"/>
        </table:table-row>
        <table:table-row table:style-name="ro3">
          <table:table-cell table:number-columns-repeated="2"/>
          <table:table-cell table:style-name="ce2"/>
          <table:table-cell table:style-name="ce5" table:number-columns-repeated="14"/>
          <table:table-cell table:style-name="ce9"/>
          <table:table-cell table:number-columns-repeated="1006"/>
        </table:table-row>
        <table:table-row table:style-name="ro3" table:number-rows-repeated="3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3"/>
          <table:table-cell table:style-name="ce6" table:number-columns-repeated="14"/>
          <table:table-cell table:style-name="ce10"/>
          <table:table-cell table:style-name="ce1" office:value-type="float" office:value="5" calcext:value-type="float">
            <text:p>5</text:p>
          </table:table-cell>
          <table:table-cell table:number-columns-repeated="1005"/>
        </table:table-row>
        <table:table-row table:style-name="ro3" table:number-rows-repeated="4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3"/>
          <table:table-cell table:style-name="ce6" table:number-columns-repeated="14"/>
          <table:table-cell table:style-name="ce10"/>
          <table:table-cell table:style-name="ce1" office:value-type="float" office:value="10" calcext:value-type="float">
            <text:p>10</text:p>
          </table:table-cell>
          <table:table-cell table:number-columns-repeated="1005"/>
        </table:table-row>
        <table:table-row table:style-name="ro3" table:number-rows-repeated="2">
          <table:table-cell table:number-columns-repeated="2"/>
          <table:table-cell table:style-name="ce3"/>
          <table:table-cell table:style-name="ce6" table:number-columns-repeated="14"/>
          <table:table-cell table:style-name="ce10"/>
          <table:table-cell table:number-columns-repeated="1006"/>
        </table:table-row>
        <table:table-row table:style-name="ro3">
          <table:table-cell table:number-columns-repeated="2"/>
          <table:table-cell table:style-name="ce4"/>
          <table:table-cell table:style-name="ce7" table:number-columns-repeated="14"/>
          <table:table-cell table:style-name="ce11"/>
          <table:table-cell table:number-columns-repeated="1006"/>
        </table:table-row>
        <table:table-row table:style-name="ro4">
          <table:table-cell table:number-columns-repeated="17"/>
          <table:table-cell table:style-name="ce8" office:value-type="string" calcext:value-type="string">
            <text:p>( <text:s text:c="17"/>)</text:p>
          </table:table-cell>
          <table:table-cell table:number-columns-repeated="1006"/>
        </table:table-row>
        <table:table-row table:style-name="ro3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明朝" svg:font-family="'ＭＳ Ｐ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76mm" fo:page-height="250mm" fo:margin-top="4.99mm" fo:margin-bottom="7mm" fo:margin-left="4.99mm" fo:margin-right="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00/00/00</text:date>, <text:time style:data-style-name="N2" text:time-value="17:36:30.86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8:17:24.620000000</meta:creation-date>
    <meta:print-date>2017-09-28T18:46:49.964000000</meta:print-date>
    <dc:date>2017-09-28T19:51:09.919000000</dc:date>
    <meta:editing-duration>PT1H3M10S</meta:editing-duration>
    <meta:editing-cycles>1</meta:editing-cycles>
    <meta:generator>LibreOffice/5.3.0.3$Windows_x86 LibreOffice_project/7074905676c47b82bbcfbea1aeefc84afe1c50e1</meta:generator>
    <meta:document-statistic meta:table-count="1" meta:cell-count="6" meta:object-count="0"/>
  </office:meta>
</office:document-meta>
</file>